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font-style="normal" style:text-underline-style="none" fo:font-weight="normal" officeooo:paragraph-rsid="00090047" style:font-size-asian="14pt" style:font-style-asian="normal" style:font-weight-asian="normal" style:font-size-complex="14pt" style:font-style-complex="normal" style:font-weight-complex="normal" fo:background-color="#ffffff"/>
    </style:style>
    <style:style style:name="P2" style:family="paragraph" style:parent-style-name="Standard">
      <style:text-properties officeooo:paragraph-rsid="00090047"/>
    </style:style>
    <style:style style:name="P3" style:family="paragraph" style:parent-style-name="Standard" style:master-page-name="Standard">
      <style:paragraph-properties style:page-number="auto"/>
      <style:text-properties fo:color="#000000" style:font-name="Times New Roman" fo:font-size="14pt" fo:font-style="normal" style:text-underline-style="none" fo:font-weight="normal" officeooo:paragraph-rsid="00090047" style:font-size-asian="14pt" style:font-style-asian="normal" style:font-weight-asian="normal" style:font-size-complex="14pt" style:font-style-complex="normal" style:font-weight-complex="normal" fo:background-color="#ffffff"/>
    </style:style>
    <style:style style:name="T1" style:family="text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Viết một ứng dụng todo-list sử dụng framework Python-Flask.</text:span></text:p>
      <text:p text:style-name="P1"/>
      <text:p text:style-name="P2"><text:span text:style-name="T1">1. Chức năng yêu cầu</text:span></text:p>
      <text:p text:style-name="P2"><text:span text:style-name="T1">- Add/Edit/Remove các task công việc cần hoàn thành trong ngày.</text:span></text:p>
      <text:p text:style-name="P2"><text:span text:style-name="T1">- Tích đánh dấu các task đã hoàn thành.</text:span></text:p>
      <text:p text:style-name="P2"><text:span text:style-name="T1">- Hỗ trợ tìm hiếm task.</text:span></text:p>
      <text:p text:style-name="P2"><text:span text:style-name="T1">- Hỗ trợ chức năng đăng ký, xác thực đăng nhập và phân quyền user (chỉ được phép xem các task công việc do user tạo).</text:span></text:p>
      <text:p text:style-name="P2"><text:span text:style-name="Internet_20_link"><text:span text:style-name="T1"/></text:span></text:p>
      <text:p text:style-name="P1"/>
      <text:p text:style-name="P2"><text:span text:style-name="T1">3. Gợi ý</text:span></text:p>
      <text:p text:style-name="P2"><text:span text:style-name="T1">- Sử dụng SQLite để lưu trữ local database.</text:span></text:p>
      <text:p text:style-name="P2"><text:span text:style-name="T1">- Các Python-Flask extensions gợi ý: Flask-Bcrypt, Flask-Login, Flask-WTF, Flask-Principal </text:span></text:p>
      <text:p text:style-name="P1"/>
      <text:p text:style-name="P2"><text:span text:style-name="T1">Lưu ý:</text:span></text:p>
      <text:p text:style-name="P2"><text:span text:style-name="T1">- Sau khi hoàn thành xong project có thể commit lên github hoặc deploy lên Heroku, gửi lại link của project.</text:span></text:p>
      <text:p text:style-name="P2"><text:span text:style-name="T1">- UI/UX của ứng dụng có thể tham khảo trong file .git đính kèm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17:21.028619429</meta:creation-date>
    <dc:date>2018-03-29T12:17:39.268018198</dc:date>
    <meta:editing-duration>PT18S</meta:editing-duration>
    <meta:editing-cycles>1</meta:editing-cycles>
    <meta:document-statistic meta:table-count="0" meta:image-count="0" meta:object-count="0" meta:page-count="1" meta:paragraph-count="12" meta:word-count="125" meta:character-count="640" meta:non-whitespace-character-count="526"/>
    <meta:generator>LibreOffice/5.1.6.2$Linux_X86_64 LibreOffice_project/10m0$Build-2</meta:generator>
  </office:meta>
</office:document-meta>
</file>